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2c03" officeooo:paragraph-rsid="00102c03"/>
    </style:style>
    <style:style style:name="P2" style:family="paragraph" style:parent-style-name="Standard">
      <style:paragraph-properties fo:text-align="start" style:justify-single-word="false"/>
      <style:text-properties officeooo:rsid="00102c03" officeooo:paragraph-rsid="00102c03"/>
    </style:style>
    <style:style style:name="P3" style:family="paragraph" style:parent-style-name="Standard">
      <style:paragraph-properties fo:text-align="start" style:justify-single-word="false"/>
      <style:text-properties officeooo:paragraph-rsid="0010e00a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10e00a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102c03"/>
    </style:style>
    <style:style style:name="P6" style:family="paragraph" style:parent-style-name="Standard" style:list-style-name="L7">
      <style:paragraph-properties fo:text-align="start" style:justify-single-word="false"/>
      <style:text-properties officeooo:paragraph-rsid="00164e6e"/>
    </style:style>
    <style:style style:name="P7" style:family="paragraph" style:parent-style-name="Standard" style:list-style-name="L7">
      <style:paragraph-properties fo:text-align="start" style:justify-single-word="false"/>
      <style:text-properties officeooo:paragraph-rsid="00183f67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10e00a" officeooo:paragraph-rsid="0010e00a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124527" officeooo:paragraph-rsid="00124527"/>
    </style:style>
    <style:style style:name="P10" style:family="paragraph" style:parent-style-name="Standard">
      <style:paragraph-properties fo:text-align="start" style:justify-single-word="false"/>
      <style:text-properties officeooo:rsid="00154fa3" officeooo:paragraph-rsid="00154fa3"/>
    </style:style>
    <style:style style:name="P11" style:family="paragraph" style:parent-style-name="Standard" style:list-style-name="L7">
      <style:paragraph-properties fo:text-align="start" style:justify-single-word="false"/>
      <style:text-properties officeooo:rsid="00154fa3" officeooo:paragraph-rsid="00154fa3"/>
    </style:style>
    <style:style style:name="P12" style:family="paragraph" style:parent-style-name="Standard" style:list-style-name="L7">
      <style:paragraph-properties fo:text-align="start" style:justify-single-word="false"/>
      <style:text-properties officeooo:rsid="001556be" officeooo:paragraph-rsid="001556be"/>
    </style:style>
    <style:style style:name="P13" style:family="paragraph" style:parent-style-name="Standard" style:list-style-name="L7">
      <style:paragraph-properties fo:text-align="start" style:justify-single-word="false"/>
      <style:text-properties officeooo:rsid="00164e6e" officeooo:paragraph-rsid="00164e6e"/>
    </style:style>
    <style:style style:name="P14" style:family="paragraph" style:parent-style-name="Standard" style:list-style-name="L7">
      <style:paragraph-properties fo:text-align="start" style:justify-single-word="false"/>
      <style:text-properties officeooo:rsid="00183f67" officeooo:paragraph-rsid="00183f67"/>
    </style:style>
    <style:style style:name="T1" style:family="text">
      <style:text-properties officeooo:rsid="00102c03"/>
    </style:style>
    <style:style style:name="T2" style:family="text">
      <style:text-properties officeooo:rsid="0010e00a"/>
    </style:style>
    <style:style style:name="T3" style:family="text">
      <style:text-properties officeooo:rsid="00154fa3"/>
    </style:style>
    <style:style style:name="T4" style:family="text">
      <style:text-properties officeooo:rsid="001556be"/>
    </style:style>
    <style:style style:name="T5" style:family="text">
      <style:text-properties officeooo:rsid="00164e6e"/>
    </style:style>
    <style:style style:name="T6" style:family="text">
      <style:text-properties officeooo:rsid="00183f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ployee management</text:p>
      <text:p text:style-name="P2">Employee:</text:p>
      <text:p text:style-name="P3"><text:span text:style-name="T1">Functions:</text:span></text:p>
      <text:list xml:id="list3019681886" text:style-name="L2">
        <text:list-item>
          <text:p text:style-name="P4"><text:span text:style-name="T1">login</text:span></text:p>
        </text:list-item>
        <text:list-item>
          <text:p text:style-name="P5"><text:span text:style-name="T1"><text:s/>set off days or time</text:span></text:p>
        </text:list-item>
        <text:list-item>
          <text:p text:style-name="P5"><text:span text:style-name="T1"><text:s/>show his tasks and its status (new, started , paused , finished ) and time spent on it</text:span></text:p>
        </text:list-item>
        <text:list-item>
          <text:p text:style-name="P5"><text:span text:style-name="T1"><text:s/>task functions: </text:span></text:p>
          <text:list>
            <text:list-item>
              <text:p text:style-name="P4"><text:span text:style-name="T2">start task (if an other is started paused and start the current )</text:span></text:p>
            </text:list-item>
            <text:list-item>
              <text:p text:style-name="P8">pause task </text:p>
            </text:list-item>
            <text:list-item>
              <text:p text:style-name="P8">end task</text:p>
            </text:list-item>
          </text:list>
        </text:list-item>
        <text:list-item>
          <text:p text:style-name="P9">logout (when log out pause the current task )</text:p>
        </text:list-item>
      </text:list>
      <text:p text:style-name="P2"/>
      <text:p text:style-name="P2"/>
      <text:p text:style-name="P2"/>
      <text:p text:style-name="P10">Admin:</text:p>
      <text:p text:style-name="P10">Function:</text:p>
      <text:list xml:id="list2149646472" text:style-name="L7">
        <text:list-item>
          <text:p text:style-name="P11">login</text:p>
        </text:list-item>
        <text:list-item>
          <text:p text:style-name="P11">manage user (insert , update , delete)</text:p>
        </text:list-item>
        <text:list-item>
          <text:p text:style-name="P12">manage projects (<text:span text:style-name="T3">insert , update , delete</text:span>)</text:p>
        </text:list-item>
        <text:list-item>
          <text:p text:style-name="P11"><text:span text:style-name="T4">manage tasks ( insert, update , delete, sign employees)</text:span></text:p>
        </text:list-item>
        <text:list-item>
          <text:p text:style-name="P12">show all projects.</text:p>
        </text:list-item>
        <text:list-item>
          <text:p text:style-name="P12">show all tasks.</text:p>
        </text:list-item>
        <text:list-item>
          <text:p text:style-name="P12">Show all employees.</text:p>
        </text:list-item>
        <text:list-item>
          <text:p text:style-name="P12">Show specific projects </text:p>
          <text:list>
            <text:list-item>
              <text:p text:style-name="P12">show each task and status </text:p>
            </text:list-item>
            <text:list-item>
              <text:p text:style-name="P12">show all employee work on it </text:p>
            </text:list-item>
            <text:list-item>
              <text:p text:style-name="P12">show its status (new ,started , finshed )</text:p>
            </text:list-item>
            <text:list-item>
              <text:p text:style-name="P12">show time spent on project.</text:p>
            </text:list-item>
          </text:list>
        </text:list-item>
        <text:list-item>
          <text:p text:style-name="P12">Show specific task by id </text:p>
          <text:list>
            <text:list-item>
              <text:p text:style-name="P12">status.</text:p>
            </text:list-item>
            <text:list-item>
              <text:p text:style-name="P12">Its employees and each time spent.</text:p>
            </text:list-item>
            <text:list-item>
              <text:p text:style-name="P12">Time spent.</text:p>
            </text:list-item>
          </text:list>
        </text:list-item>
        <text:list-item>
          <text:p text:style-name="P12">Show specific employee</text:p>
          <text:list>
            <text:list-item>
              <text:p text:style-name="P12">show <text:span text:style-name="T5">his</text:span> tasks </text:p>
              <text:list>
                <text:list-item>
                  <text:p text:style-name="P13">show specific task </text:p>
                  <text:list>
                    <text:list-item>
                      <text:p text:style-name="P13">project name ,</text:p>
                    </text:list-item>
                    <text:list-item>
                      <text:p text:style-name="P13"><text:s/>task description , </text:p>
                    </text:list-item>
                    <text:list-item>
                      <text:p text:style-name="P13">task status </text:p>
                    </text:list-item>
                    <text:list-item>
                      <text:p text:style-name="P13">time spent </text:p>
                    </text:list-item>
                  </text:list>
                </text:list-item>
              </text:list>
            </text:list-item>
            <text:list-item>
              <text:p text:style-name="P6"><text:span text:style-name="T5">show how many work hours for specific period <text:s/></text:span></text:p>
              <text:list>
                <text:list-item>
                  <text:p text:style-name="P7"><text:span text:style-name="T5">each day with each task with the hours spent .</text:span></text:p>
                </text:list-item>
              </text:list>
            </text:list-item>
          </text:list>
        </text:list-item>
        <text:list-item>
          <text:p text:style-name="P14">show the employee time off with date and and hours .</text:p>
          <text:p text:style-name="P14"/>
          <text:list>
            <text:list-item>
              <text:list>
                <text:list-header>
                  <text:p text:style-name="P7"><text:span text:style-name="T5"><text:s/></text:span></text:p>
                  <text:p text:style-name="P7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1:11:51.184071800</meta:creation-date>
    <dc:date>2018-03-23T11:53:57.862397261</dc:date>
    <meta:editing-duration>PT29M55S</meta:editing-duration>
    <meta:editing-cycles>6</meta:editing-cycles>
    <meta:generator>LibreOffice/5.4.5.1$Linux_X86_64 LibreOffice_project/40m0$Build-1</meta:generator>
    <meta:document-statistic meta:table-count="0" meta:image-count="0" meta:object-count="0" meta:page-count="1" meta:paragraph-count="42" meta:word-count="217" meta:character-count="1022" meta:non-whitespace-character-count="863"/>
  </office:meta>
</office:document-meta>
</file>